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</style:style>
    <style:style style:name="P7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style:font-name="Times New Roman1" fo:font-size="11pt" style:font-size-asian="11pt" style:font-size-complex="11pt"/>
    </style:style>
    <style:style style:name="T1" style:family="text">
      <style:text-properties fo:font-variant="normal" fo:text-transform="none" fo:color="#00000a" style:font-name="Times New Roman" fo:font-size="11pt" fo:font-style="normal" fo:font-weight="normal"/>
    </style:style>
    <style:style style:name="T2" style:family="text">
      <style:text-properties fo:font-variant="normal" fo:text-transform="none" fo:color="#00000a" fo:font-size="11pt" fo:font-style="normal" fo:font-weight="normal"/>
    </style:style>
    <style:style style:name="T3" style:family="text">
      <style:text-properties fo:font-variant="normal" fo:text-transform="none" fo:color="#00000a" style:font-name="Times New Roman1" fo:font-size="11pt" fo:font-style="normal" fo:font-weight="normal"/>
    </style:style>
    <style:style style:name="T4" style:family="text">
      <style:text-properties fo:font-variant="normal" fo:text-transform="none" fo:color="#00000a" style:font-name="Times New Roman1" fo:font-size="11pt" fo:font-style="normal" fo:font-weight="normal" style:font-size-asian="11pt" style:font-size-complex="11pt"/>
    </style:style>
    <style:style style:name="T5" style:family="text">
      <style:text-properties fo:font-variant="normal" fo:text-transform="none" fo:color="#00000a" style:font-name="Times New Roman1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ta-se de embargos de declaração interpostos pela defesa do apenado acima nominado, em face da decisão de evento 169, sob a alegação de que a referida decisão incidiu em contradição ao deixar de observar o acórdão de evento 154.1.</text:p>
      <text:p text:style-name="P1">Relatados.</text:p>
      <text:p text:style-name="P1">Com razão o embargante.</text:p>
      <text:p text:style-name="P2">Isso porque a decisão anterior em igual sentido, evento 118, foi agravada e reformada pelo Tribunal, que determinou a aplicação da redação anterior ao pacote anticrime por ser mais benéfica ao apenado (evento 154.1).</text:p>
      <text:p text:style-name="P6"><text:span text:style-name="Strong_20_Emphasis"><text:span text:style-name="T1">Ante o exposto, reconheço o erro alegado e dou provimento aos embargos de declaração para fazer cumprir o acórdão de evento 192.2.</text:span></text:span></text:p>
      <text:p text:style-name="P6"><text:span text:style-name="Strong_20_Emphasis"><text:span text:style-name="T1">Após a atualização da GEP, solicite-se novo ACC e voltem-me os autos para decidir acerca da progressão de regime.</text:span></text:span></text:p>
      <text:p text:style-name="P6"><text:span text:style-name="Strong_20_Emphasis"><text:span text:style-name="T1">Cumpra-se com urgência.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3:39:43.727000000</meta:creation-date>
    <dc:date>2022-07-26T13:47:45.237000000</dc:date>
    <meta:editing-duration>PT8M</meta:editing-duration>
    <meta:editing-cycles>3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7" meta:word-count="122" meta:character-count="747" meta:non-whitespace-character-count="632"/>
  </office:meta>
</office:document-meta>
</file>